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Times New Roman" fo:font-size="12pt" style:font-size-asian="12pt" style:font-size-complex="12pt"/>
    </style:style>
    <style:style style:name="P2" style:family="paragraph" style:parent-style-name="Heading_20_1">
      <style:text-properties style:font-name="Times New Roman" fo:font-size="14pt" style:font-size-asian="14pt" style:font-size-complex="14pt"/>
    </style:style>
    <style:style style:name="P3" style:family="paragraph" style:parent-style-name="Text_20_body">
      <style:text-properties fo:font-size="12pt" style:font-size-asian="12pt" style:font-size-complex="12pt"/>
    </style:style>
    <style:style style:name="T1" style:family="text">
      <style:text-properties fo:language="en" fo:country="US"/>
    </style:style>
    <style:style style:name="T2" style:family="text">
      <style:text-properties style:font-name="Times New Roman"/>
    </style:style>
    <style:style style:name="T3" style:family="text">
      <style:text-properties style:font-name="Times New Roman"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Parsing and rendering of an existing model format</text:h>
      <text:p text:style-name="P3"><text:span text:style-name="T2">Mattias Lunderot</text:span></text:p>
      <text:p text:style-name="P1">Jag valde att ladda in OBJ filer till projektet. Filformatet är ganska enkelt och kan läsas in som text, rad för rad.</text:p>
      <text:p text:style-name="P1">Om den känner av att ”v” är först på raden så läser den in en position, alltså tre stycken flyttal. Om den läser in ”vn” är det en normal som också är tre stycken flyttal. Om det är ”vt” är det en texturkoordinat med två flyttal. All data som kommer in konverteras ifrån höger till vänster-koordinatsystem för att det ska fungera med DirectX.</text:p>
      <text:p text:style-name="P1">Till sist är ”f” som betyder att programmet ska sätta ihop data den samlat in innan för att skapa en vertexpunkt. Först läses index för positionen för vertexpunkten in. Sedan kollar programmet om den kan läsa in texturkoordinat och samma för normalen. Detta görs tre gånger för att läsa tillräcklig data för att skapa en triangel. Alla vertexpunkter kommer till slut att ligga i en stor lista som sedan används för att skapa en vertex buffer.</text:p>
      <text:p text:style-name="P1">Material laddas också in från filen om den känner av att ”mtllib” är i filen. Filnamnet läses in och sedan läses en textur in om den hittar den.</text:p>
      <text:h text:style-name="P2" text:outline-level="1">Texture loading</text:h>
      <text:p text:style-name="P3"><text:span text:style-name="T3">Mattias Lunderot</text:span></text:p>
      <text:p text:style-name="P1">Texturer laddas in från ett enkel RAW fil där färgerna är lagrade i RGBA format så en pixel tar fyra byte totalt. Programmet mäter först hur stor filen är och får fram bredden och höjden på texturen. Jag valde att programmet antar att texturen alltid har samma bredd som höjd. Sen laddas texturen över på grafikkortet.</text:p>
      <text:h text:style-name="P2" text:outline-level="1">Blend-mapping</text:h>
      <text:p text:style-name="P3"><text:span text:style-name="T2">Mattias Lunderot</text:span></text:p>
      <text:p text:style-name="P1">För att få blend-mapping att fungera så laddas fyra texturer in, tre stycken är de texturer som kommer ritas ut i resultatet och den fjärde är själva <text:span text:style-name="T1">blend-map</text:span> texturen. Alla texturer skickas sedan till pixel shadern som sedan färgar beroende på vad värdet i blend-map:en är. T.ex. om värdet är 100% röd så kommer shadern visa en färg som är bara den första texturen som syns. Om värdet på blend-map:en är 50% röd och 50% blå kommer färgen bli en kombination av den första och andra texturen. Detta gör att man får fina övergångar mellan olika texturer och det blir inga skarpa kanter mellan texturer. Det finns också ett repetitionsvärde och den anger hur många gånger texturen ska upprepa på hela terrängen.</text:p>
      <text:h text:style-name="P2" text:outline-level="1">View frustum culling against a quadtree</text:h>
      <text:p text:style-name="P3"><text:span text:style-name="T2">Mattias Lunderot</text:span></text:p>
      <text:p text:style-name="P1">Jag valde att använda ett separat program för att generera quadträdet först för att sedan spara till en fil. För att generera ett quadträd måste programmet ha en lista med modeller och världsmatriser - <text:s/>det laddas in från filen modellist.txt. Programmet laddar in modellerna från en obj-fil och försöker sätta in modellen in quadträdet. Om modellen får plats i den nuvarande noden så kommer den testa om den får plats i deras barn. Sedan upprepas detta rekursivt till modellen har nått sin minsta omslutande box eller maxdjupet har uppnåtts.</text:p>
      <text:p text:style-name="P1">När alla modeller har lagts in i trädet så sparas den till fil. Storleken skrivs ut och sedan skrivs noderna ut rekursivt.</text:p>
      <text:p text:style-name="P1"><text:soft-page-break/>Formatet är ett enkelt textformat. Om första bokstaven är ”o” så indikerar det att en modell ska läggas till på den nuvarande noden. Om bokstaven är ”c” så betyder det att noden har ett barn och siffran efter indikerar vilken kvadrant barnet är. Programmet skriver sedan ut barnet rekursivt. Bokstaven ”e” betyder att den nuvarande noden inte har mer data.</text:p>
      <text:p text:style-name="P1">Programmet kan sedan läsa in filen på nästan samma sätt, också det sker rekursivt.</text:p>
      <text:p text:style-name="P1">När rendering sker så räknar programmet ut sex olika plan med hjälp av view och projection matrisen. Dessa plan är precis på kanten mellan vad kameran kan och inte kan se.</text:p>
      <text:p text:style-name="P1">Programmet räknar sedan ut åtta punkter som bildar en box, som ska testas mot de olika planen. Om alla punkterna ligger bakom samma plan kan vi konstatera att kameran inte kommer se något av vad som ligger innanför boxen och behöver då inte rendera modellerna som ligger innanför boxen. Programmet gör sedan samma för nodens barn rekursivt.</text:p>
      <text:h text:style-name="P2" text:outline-level="1">Particle system with billboarded particles</text:h>
      <text:p text:style-name="P3"><text:span text:style-name="T2">Mattias Lunderot</text:span></text:p>
      <text:p text:style-name="P1">Programmet skickar in en textur, kameraposition och partikelposition till en geometry shader. Shadern konstruerar sedan en vektor mellan partikelpositionen och kamerapositionen. Sedan tar man kryssprodukten mellan en nya vektorn och vektorn som pekar uppåt och får ut en vektor som alltid pekar till höger och partikeln kommer alltid att vara vinklad mot kameran så man alltid ser den. Genom att lägga ihop vektorn som pekar uppåt och den som pekar höger multiplicerat med en skalär, så får man fram fyra olika punkter som skapar två triangl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tias Lunderot</meta:initial-creator>
    <meta:creation-date>2015-03-19T15:45:44.63</meta:creation-date>
    <dc:date>2015-03-24T13:48:31.74</dc:date>
    <dc:creator>Mattias Lunderot</dc:creator>
    <meta:editing-duration>PT2H53M8S</meta:editing-duration>
    <meta:editing-cycles>28</meta:editing-cycles>
    <meta:generator>OpenOffice/4.1.1$Win32 OpenOffice.org_project/411m6$Build-9775</meta:generator>
    <meta:document-statistic meta:table-count="0" meta:image-count="0" meta:object-count="0" meta:page-count="2" meta:paragraph-count="23" meta:word-count="758" meta:character-count="4466"/>
  </office:meta>
</office:document-meta>
</file>